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iberation Serif" fo:font-size="12pt" officeooo:rsid="00091e4f" officeooo:paragraph-rsid="00091e4f" style:font-size-asian="12pt" style:font-size-complex="12pt"/>
    </style:style>
    <style:style style:name="P2" style:family="paragraph" style:parent-style-name="Standard">
      <style:text-properties style:font-name="Liberation Serif" fo:font-size="12pt" officeooo:rsid="00046d04" officeooo:paragraph-rsid="00046d04" style:font-size-asian="12pt" style:font-size-complex="12pt"/>
    </style:style>
    <style:style style:name="P3" style:family="paragraph" style:parent-style-name="Standard">
      <style:text-properties style:font-name="Liberation Serif" fo:font-size="12pt" officeooo:rsid="0018ca9d" officeooo:paragraph-rsid="0018ca9d" style:font-size-asian="12pt" style:font-size-complex="12pt"/>
    </style:style>
    <style:style style:name="P4" style:family="paragraph" style:parent-style-name="Standard">
      <style:text-properties fo:font-variant="normal" fo:text-transform="none" style:font-name="Liberation Serif" fo:font-size="12pt" fo:font-style="normal" fo:font-weight="normal" officeooo:rsid="001261e2" officeooo:paragraph-rsid="001261e2" style:font-size-asian="12pt" style:font-size-complex="12pt" loext:padding="0in" loext:border="none"/>
    </style:style>
    <style:style style:name="P5" style:family="paragraph" style:parent-style-name="Standard">
      <style:paragraph-properties fo:break-before="page"/>
      <style:text-properties style:font-name="Liberation Serif" fo:font-size="12pt" officeooo:rsid="00046d04" officeooo:paragraph-rsid="00046d04" style:font-size-asian="12pt" style:font-size-complex="12pt"/>
    </style:style>
    <style:style style:name="P6" style:family="paragraph" style:parent-style-name="Standard" style:list-style-name="L1">
      <style:text-properties style:font-name="Liberation Serif" fo:font-size="12pt" officeooo:rsid="00060e9d" officeooo:paragraph-rsid="00046d04" style:font-size-asian="12pt" style:font-size-complex="12pt"/>
    </style:style>
    <style:style style:name="P7" style:family="paragraph" style:parent-style-name="Standard" style:list-style-name="L1">
      <style:text-properties style:font-name="Liberation Serif" fo:font-size="12pt" officeooo:rsid="00060e9d" officeooo:paragraph-rsid="00060e9d" style:font-size-asian="12pt" style:font-size-complex="12pt"/>
    </style:style>
    <style:style style:name="P8" style:family="paragraph" style:parent-style-name="Standard" style:list-style-name="L1">
      <style:text-properties style:font-name="Liberation Serif" fo:font-size="12pt" officeooo:rsid="0008114d" officeooo:paragraph-rsid="0008114d" style:font-size-asian="12pt" style:font-size-complex="12pt"/>
    </style:style>
    <style:style style:name="P9" style:family="paragraph" style:parent-style-name="Standard" style:list-style-name="L1">
      <style:text-properties style:font-name="Liberation Serif" fo:font-size="12pt" officeooo:rsid="0006dabd" officeooo:paragraph-rsid="0006dabd" style:font-size-asian="12pt" style:font-size-complex="12pt"/>
    </style:style>
    <style:style style:name="P10" style:family="paragraph" style:parent-style-name="Standard" style:list-style-name="L1">
      <style:text-properties style:font-name="Liberation Serif" fo:font-size="12pt" officeooo:rsid="00091e4f" officeooo:paragraph-rsid="00091e4f" style:font-size-asian="12pt" style:font-size-complex="12pt"/>
    </style:style>
    <style:style style:name="P11" style:family="paragraph" style:parent-style-name="Standard" style:list-style-name="L1">
      <style:text-properties style:font-name="Liberation Serif" fo:font-size="12pt" officeooo:rsid="000a7459" officeooo:paragraph-rsid="000a7459" style:font-size-asian="12pt" style:font-size-complex="12pt"/>
    </style:style>
    <style:style style:name="P12" style:family="paragraph" style:parent-style-name="Standard" style:list-style-name="L2">
      <style:text-properties style:font-name="Liberation Serif" fo:font-size="12pt" officeooo:rsid="0010e8d6" officeooo:paragraph-rsid="0010e8d6" style:font-size-asian="12pt" style:font-size-complex="12pt"/>
    </style:style>
    <style:style style:name="P13" style:family="paragraph" style:parent-style-name="Standard" style:list-style-name="L2">
      <style:text-properties style:font-name="Liberation Serif" fo:font-size="12pt" officeooo:rsid="0017fba9" officeooo:paragraph-rsid="0017fba9" style:font-size-asian="12pt" style:font-size-complex="12pt"/>
    </style:style>
    <style:style style:name="P14" style:family="paragraph" style:parent-style-name="Standard" style:list-style-name="L2">
      <style:text-properties style:font-name="Liberation Serif" fo:font-size="12pt" officeooo:rsid="00144e7d" officeooo:paragraph-rsid="00144e7d" style:font-size-asian="12pt" style:font-size-complex="12pt"/>
    </style:style>
    <style:style style:name="P15" style:family="paragraph" style:parent-style-name="Standard" style:list-style-name="L2">
      <style:text-properties style:font-name="Liberation Serif" fo:font-size="12pt" officeooo:rsid="00119de1" officeooo:paragraph-rsid="00119de1" style:font-size-asian="12pt" style:font-size-complex="12pt"/>
    </style:style>
    <style:style style:name="P16" style:family="paragraph" style:parent-style-name="Standard" style:list-style-name="L2">
      <style:text-properties style:font-name="Liberation Serif" fo:font-size="12pt" officeooo:rsid="0014492a" officeooo:paragraph-rsid="0014492a" style:font-size-asian="12pt" style:font-size-complex="12pt"/>
    </style:style>
    <style:style style:name="P17" style:family="paragraph" style:parent-style-name="Standard" style:list-style-name="L2">
      <style:text-properties style:font-name="Liberation Serif" fo:font-size="12pt" officeooo:rsid="001261e2" officeooo:paragraph-rsid="001261e2" style:font-size-asian="12pt" style:font-size-complex="12pt"/>
    </style:style>
    <style:style style:name="P18" style:family="paragraph" style:parent-style-name="Standard">
      <style:text-properties style:font-name="Liberation Serif" fo:font-size="12pt" fo:font-weight="normal" officeooo:rsid="001261e2" officeooo:paragraph-rsid="0034194c" style:font-size-asian="12pt" style:font-size-complex="12pt" loext:padding="0in" loext:border="none"/>
    </style:style>
    <style:style style:name="P19" style:family="paragraph" style:parent-style-name="Standard" style:list-style-name="L2">
      <style:text-properties fo:font-variant="normal" fo:text-transform="none" style:font-name="Liberation Serif" fo:font-size="12pt" fo:font-style="normal" fo:font-weight="normal" officeooo:rsid="00119de1" officeooo:paragraph-rsid="00119de1" style:font-size-asian="12pt" style:font-size-complex="12pt" loext:padding="0in" loext:border="none"/>
    </style:style>
    <style:style style:name="T1" style:family="text">
      <style:text-properties officeooo:rsid="00091e4f"/>
    </style:style>
    <style:style style:name="T2" style:family="text">
      <style:text-properties officeooo:rsid="000c4cf2"/>
    </style:style>
    <style:style style:name="T3" style:family="text">
      <style:text-properties fo:font-variant="normal" fo:text-transform="none" fo:font-style="normal" fo:font-weight="normal" loext:padding="0in" loext:border="none"/>
    </style:style>
    <style:style style:name="T4" style:family="text">
      <style:text-properties fo:font-variant="normal" fo:text-transform="none" fo:font-style="normal" fo:font-weight="normal" officeooo:rsid="00119de1" loext:padding="0in" loext:border="none"/>
    </style:style>
    <style:style style:name="T5" style:family="text">
      <style:text-properties officeooo:rsid="001a118d"/>
    </style:style>
    <style:style style:name="T6" style:family="text">
      <style:text-properties officeooo:rsid="001d9b62"/>
    </style:style>
    <style:style style:name="T7" style:family="text">
      <style:text-properties officeooo:rsid="001e22a4"/>
    </style:style>
    <style:style style:name="T8" style:family="text">
      <style:text-properties officeooo:rsid="001f6f3f"/>
    </style:style>
    <style:style style:name="T9" style:family="text">
      <style:text-properties officeooo:rsid="00211ef5"/>
    </style:style>
    <style:style style:name="T10" style:family="text">
      <style:text-properties officeooo:rsid="0021a5a8"/>
    </style:style>
    <style:style style:name="T11" style:family="text">
      <style:text-properties officeooo:rsid="00234015"/>
    </style:style>
    <style:style style:name="T12" style:family="text">
      <style:text-properties officeooo:rsid="002559d7"/>
    </style:style>
    <style:style style:name="T13" style:family="text">
      <style:text-properties officeooo:rsid="00261f7f"/>
    </style:style>
    <style:style style:name="T14" style:family="text">
      <style:text-properties officeooo:rsid="00269208"/>
    </style:style>
    <style:style style:name="T15" style:family="text">
      <style:text-properties officeooo:rsid="0027b77b"/>
    </style:style>
    <style:style style:name="T16" style:family="text">
      <style:text-properties officeooo:rsid="00281511"/>
    </style:style>
    <style:style style:name="T17" style:family="text">
      <style:text-properties officeooo:rsid="00338c71"/>
    </style:style>
    <style:style style:name="T18" style:family="text">
      <style:text-properties officeooo:rsid="0034194c"/>
    </style:style>
    <style:style style:name="T19" style:family="text">
      <style:text-properties officeooo:rsid="0035309e"/>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0in" svg:width="0.0161in" draw:z-index="0">
        <draw:text-box fo:min-height="0.0161in">
          <text:p text:style-name="Text_20_body"/>
        </draw:text-box>
      </draw:frame>
      <text:p text:style-name="P1">Technology for communication: Discord, Outlook, GitHub issue tracker</text:p>
      <text:p text:style-name="P2">Idea 1:</text:p>
      <text:list xml:id="list2915025465" text:style-name="L1">
        <text:list-item>
          <text:p text:style-name="P6">Auto hotkey script generator</text:p>
          <text:list>
            <text:list-item>
              <text:p text:style-name="P8">Motivation</text:p>
              <text:list>
                <text:list-item>
                  <text:p text:style-name="P7">Why is this cool</text:p>
                  <text:list>
                    <text:list-item>
                      <text:p text:style-name="P7">Makes creating simple auto hotkey scripts much easier and more accessible</text:p>
                    </text:list-item>
                    <text:list-item>
                      <text:p text:style-name="P7">Brings a complex technology to a larger audience</text:p>
                    </text:list-item>
                  </text:list>
                </text:list-item>
                <text:list-item>
                  <text:p text:style-name="P7">Why is it needed</text:p>
                </text:list-item>
                <text:list-item>
                  <text:p text:style-name="P9">What makes it novel</text:p>
                  <text:list>
                    <text:list-item>
                      <text:p text:style-name="P9">Our app will not require the internet</text:p>
                    </text:list-item>
                    <text:list-item>
                      <text:p text:style-name="P9">Our UI will be more user-friendly </text:p>
                    </text:list-item>
                    <text:list-item>
                      <text:p text:style-name="P9">We will limit the complexity of the UI</text:p>
                    </text:list-item>
                    <text:list-item>
                      <text:p text:style-name="P9">The app will handle all script generation and can generate executable <text:span text:style-name="T1">files</text:span></text:p>
                    </text:list-item>
                  </text:list>
                </text:list-item>
              </text:list>
            </text:list-item>
            <text:list-item>
              <text:p text:style-name="P8">High-level functionality</text:p>
              <text:list>
                <text:list-item>
                  <text:p text:style-name="P10">WPF interface to allow users to intuitively create auto hotkey scripts </text:p>
                  <text:list>
                    <text:list-item>
                      <text:p text:style-name="P10">Automating mouse movement, clicks, keystrokes, window management, etc.</text:p>
                    </text:list-item>
                  </text:list>
                </text:list-item>
                <text:list-item>
                  <text:p text:style-name="P11">Script management</text:p>
                  <text:list>
                    <text:list-item>
                      <text:p text:style-name="P11">Create new scripts</text:p>
                    </text:list-item>
                    <text:list-item>
                      <text:p text:style-name="P11">View list of scripts</text:p>
                    </text:list-item>
                    <text:list-item>
                      <text:p text:style-name="P11">Modify <text:span text:style-name="T2">scripts</text:span></text:p>
                    </text:list-item>
                  </text:list>
                </text:list-item>
                <text:list-item>
                  <text:p text:style-name="P10">Export to .ahk or executable file</text:p>
                </text:list-item>
              </text:list>
            </text:list-item>
          </text:list>
        </text:list-item>
      </text:list>
      <text:p text:style-name="P1"/>
      <text:p text:style-name="P3">Our first idea is a tool <text:span text:style-name="T5">with the ability to create, view, modify, execute and export AutoHotkey scripts in a more accessible </text:span><text:span text:style-name="T6">and user-friendly</text:span><text:span text:style-name="T5"> format. </text:span><text:span text:style-name="T7">This software differs from it’s competitors in that it does not require an internet connection to work, has a simpler user interface, and is capable of directly </text:span><text:span text:style-name="T8">generating</text:span><text:span text:style-name="T7"> executable files. </text:span><text:span text:style-name="T9">Utilizing </text:span><text:span text:style-name="T13">the </text:span><text:span text:style-name="T9">WPF </text:span><text:span text:style-name="T13">development platform</text:span><text:span text:style-name="T9">, the user will be able to interactively create AutoHotkey scripts that automate typing, clicking, </text:span><text:span text:style-name="T14">and </text:span><text:span text:style-name="T9">window management, </text:span><text:span text:style-name="T15">w</text:span><text:span text:style-name="T14">hile </text:span><text:span text:style-name="T16">also </text:span><text:span text:style-name="T9">allow</text:span><text:span text:style-name="T14">ing</text:span><text:span text:style-name="T9"> for chaining commands together with timed delays. </text:span><text:span text:style-name="T10">The user will be able to upload their script </text:span><text:span text:style-name="T11">configurations </text:span><text:span text:style-name="T10">to a user profile stored within a database. </text:span><text:span text:style-name="T12">This is our preferred project.</text:span></text:p>
      <text:p text:style-name="P3"/>
      <text:p text:style-name="P5">Idea 2:</text:p>
      <text:list xml:id="list4120067080" text:style-name="L2">
        <text:list-item>
          <text:p text:style-name="P12">Board game management software</text:p>
          <text:list>
            <text:list-item>
              <text:p text:style-name="P12">Motivation</text:p>
              <text:list>
                <text:list-item>
                  <text:p text:style-name="P12">What makes this cool</text:p>
                  <text:list>
                    <text:list-item>
                      <text:p text:style-name="P13">Tracking high scores</text:p>
                    </text:list-item>
                    <text:list-item>
                      <text:p text:style-name="P14">Makes it easy for people who own many games, and who infrequently plays some games to keep track of all their games.</text:p>
                    </text:list-item>
                  </text:list>
                </text:list-item>
                <text:list-item>
                  <text:p text:style-name="P15">Why is it needed</text:p>
                  <text:list>
                    <text:list-item>
                      <text:p text:style-name="P13">Keeping track of game documents</text:p>
                    </text:list-item>
                  </text:list>
                </text:list-item>
                <text:list-item>
                  <text:p text:style-name="P15">What makes it novel</text:p>
                  <text:list>
                    <text:list-item>
                      <text:p text:style-name="P16">No easy to use software exists</text:p>
                    </text:list-item>
                  </text:list>
                </text:list-item>
              </text:list>
            </text:list-item>
            <text:list-item>
              <text:p text:style-name="P15">High-level functionality</text:p>
              <text:list>
                <text:list-item>
                  <text:p text:style-name="P19">Store basic info like name, picture of the box, difficulty, number of players, recommended age, etc.</text:p>
                </text:list-item>
                <text:list-item>
                  <text:p text:style-name="P19">Allow user to store house rules from previous sessions or quick start guidelines</text:p>
                </text:list-item>
                <text:list-item>
                  <text:p text:style-name="P19">Filter games based on criteria like time to play and difficulty and number of players</text:p>
                </text:list-item>
                <text:list-item>
                  <text:p text:style-name="P17"><text:span text:style-name="T4">S</text:span><text:span text:style-name="T3">tore house rules from past plays</text:span></text:p>
                </text:list-item>
              </text:list>
            </text:list-item>
          </text:list>
        </text:list-item>
      </text:list>
      <text:p text:style-name="P4"/>
      <text:p text:style-name="P18">Our second idea is a board game management tool. The target audience for this software <text:span text:style-name="T17">is</text:span> board game hobbyists who own many, possibly complex board games and want to keep track of information about all the games they own in one space. This is an interesting and novel idea because there is no mainstream software out there for this purpose. The primary functionality of the software <text:span text:style-name="T17">is</text:span> to allow the user to add board games to the tool tracking its name, difficulty, playtime, and recommended ages. If possible, importing rules from a PDF document <text:span text:style-name="T17">could</text:span> be implemented as well. The user would then be able to filter the board games based on these criteria and search the rules for specific information they're seeking. There would also be a function to allow users to add house rules or reminders to themselves for future playthroughs. <text:span text:style-name="T18">Lastly, </text:span><text:span text:style-name="T19">users</text:span><text:span text:style-name="T18"> will be able to create profiles to track high scores and other statistic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9T18:07:49.700000000</meta:creation-date>
    <dc:date>2021-09-19T19:16:39.414000000</dc:date>
    <meta:editing-duration>PT1H1M46S</meta:editing-duration>
    <meta:editing-cycles>40</meta:editing-cycles>
    <meta:generator>LibreOffice/7.1.5.2$Windows_X86_64 LibreOffice_project/85f04e9f809797b8199d13c421bd8a2b025d52b5</meta:generator>
    <meta:document-statistic meta:table-count="0" meta:image-count="0" meta:object-count="0" meta:page-count="2" meta:paragraph-count="38" meta:word-count="525" meta:character-count="3019" meta:non-whitespace-character-count="2563"/>
  </office:meta>
</office:document-meta>
</file>